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eather, Sewn binding</text:p>
          </table:table-cell>
          <table:table-cell/>
          <table:table-cell office:value-type="string">
            <text:p>Leather</text:p>
          </table:table-cell>
          <table:table-cell/>
          <table:table-cell office:value-type="string">
            <text:p>Pape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int run</text:p>
          </table:table-cell>
          <table:table-cell table:formula="oooc:=17.494+0.678" office:value-type="float" office:value="18.172">
            <text:p>18.17</text:p>
          </table:table-cell>
          <table:table-cell table:formula="oooc:=13.058+0.678" office:value-type="float" office:value="13.736">
            <text:p>13.74</text:p>
          </table:table-cell>
          <table:table-cell table:formula="oooc:=14.382+0.678" office:value-type="float" office:value="15.06">
            <text:p>15.06</text:p>
          </table:table-cell>
          <table:table-cell table:formula="oooc:=11.56+0.678" office:value-type="float" office:value="12.238">
            <text:p>12.24</text:p>
          </table:table-cell>
          <table:table-cell office:value-type="float" office:value="10.736">
            <text:p>10.74</text:p>
          </table:table-cell>
          <table:table-cell office:value-type="float" office:value="7.558">
            <text:p>7.56</text:p>
          </table:table-cell>
        </table:table-row>
        <table:table-row table:style-name="ro1">
          <table:table-cell office:value-type="string">
            <text:p>Addl Costs</text:p>
          </table:table-cell>
          <table:table-cell table:formula="oooc:=3520+180" office:value-type="float" office:value="3700">
            <text:p>3700</text:p>
          </table:table-cell>
          <table:table-cell table:formula="oooc:=[.B5]" office:value-type="float" office:value="3700">
            <text:p>3700</text:p>
          </table:table-cell>
          <table:table-cell table:formula="oooc:=3520+180" office:value-type="float" office:value="3700">
            <text:p>3700</text:p>
          </table:table-cell>
          <table:table-cell table:formula="oooc:=[.D5]" office:value-type="float" office:value="3700">
            <text:p>3700</text:p>
          </table:table-cell>
          <table:table-cell table:formula="oooc:=[.E5]" office:value-type="float" office:value="3700">
            <text:p>3700</text:p>
          </table:table-cell>
          <table:table-cell table:formula="oooc:=[.F5]" office:value-type="float" office:value="3700">
            <text:p>3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uantity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 Cost</text:p>
          </table:table-cell>
          <table:table-cell table:formula="oooc:=[.B5]+[.B7]*[.B4]" office:value-type="float" office:value="49130">
            <text:p>49130</text:p>
          </table:table-cell>
          <table:table-cell table:formula="oooc:=[.C5]+[.C7]*[.C4]" office:value-type="float" office:value="72380">
            <text:p>72380</text:p>
          </table:table-cell>
          <table:table-cell table:formula="oooc:=[.D5]+[.D7]*[.D4]" office:value-type="float" office:value="41350">
            <text:p>41350</text:p>
          </table:table-cell>
          <table:table-cell table:formula="oooc:=[.E5]+[.E7]*[.E4]" office:value-type="float" office:value="64890">
            <text:p>64890</text:p>
          </table:table-cell>
          <table:table-cell table:formula="oooc:=[.F5]+[.F7]*[.F4]" office:value-type="float" office:value="30540">
            <text:p>30540</text:p>
          </table:table-cell>
          <table:table-cell table:formula="oooc:=[.G5]+[.G7]*[.G4]" office:value-type="float" office:value="41490">
            <text:p>41490</text:p>
          </table:table-cell>
        </table:table-row>
        <table:table-row table:style-name="ro1">
          <table:table-cell office:value-type="string">
            <text:p>per book cost</text:p>
          </table:table-cell>
          <table:table-cell table:formula="oooc:=[.B9]/[.B7]" office:value-type="float" office:value="19.652">
            <text:p>19.65</text:p>
          </table:table-cell>
          <table:table-cell table:formula="oooc:=[.C9]/[.C7]" office:value-type="float" office:value="14.476">
            <text:p>14.48</text:p>
          </table:table-cell>
          <table:table-cell table:formula="oooc:=[.D9]/[.D7]" office:value-type="float" office:value="16.54">
            <text:p>16.54</text:p>
          </table:table-cell>
          <table:table-cell table:formula="oooc:=[.E9]/[.E7]" office:value-type="float" office:value="12.978">
            <text:p>12.98</text:p>
          </table:table-cell>
          <table:table-cell table:formula="oooc:=[.F9]/[.F7]" office:value-type="float" office:value="12.216">
            <text:p>12.22</text:p>
          </table:table-cell>
          <table:table-cell table:formula="oooc:=[.G9]/[.G7]" office:value-type="float" office:value="8.298">
            <text:p>8.3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string">
            <text:p>break even</text:p>
          </table:table-cell>
          <table:table-cell table:formula="oooc:=[.B9]/[.B11]" office:value-type="float" office:value="2339.52380952381">
            <text:p>2339.52</text:p>
          </table:table-cell>
          <table:table-cell table:formula="oooc:=[.C9]/[.C11]" office:value-type="float" office:value="4991.72413793103">
            <text:p>4991.72</text:p>
          </table:table-cell>
          <table:table-cell table:formula="oooc:=[.D9]/[.D11]" office:value-type="float" office:value="1969.04761904762">
            <text:p>1969.05</text:p>
          </table:table-cell>
          <table:table-cell table:formula="oooc:=[.E9]/[.E11]" office:value-type="float" office:value="4475.1724137931">
            <text:p>4475.17</text:p>
          </table:table-cell>
          <table:table-cell table:formula="oooc:=[.F9]/[.F11]" office:value-type="float" office:value="1908.75">
            <text:p>1908.75</text:p>
          </table:table-cell>
          <table:table-cell table:formula="oooc:=[.G9]/[.G11]" office:value-type="float" office:value="4461.29032258065">
            <text:p>4461.29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>
            <text:p>To Do</text:p>
          </table:table-cell>
          <table:table-cell office:value-type="string">
            <text:p>Completed</text:p>
          </table:table-cell>
          <table:table-cell table:style-name="Default" office:value-type="string">
            <text:p>Total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table:formula="oooc:=SUM([.B3:.B6])" office:value-type="float" office:value="210">
            <text:p>210</text:p>
          </table:table-cell>
          <table:table-cell table:formula="oooc:=SUM([.C3:.C6])" office:value-type="float" office:value="67">
            <text:p>67</text:p>
          </table:table-cell>
          <table:table-cell table:style-name="Default" table:formula="oooc:=SUM([.D3:.D6])" office:value-type="float" office:value="277">
            <text:p>277</text:p>
          </table:table-cell>
          <table:table-cell table:style-name="ce3" table:formula="oooc:=[.C2]/[.D2]" office:value-type="percentage" office:value="0.241877256317689">
            <text:p>24.2%</text:p>
          </table:table-cell>
        </table:table-row>
        <table:table-row table:style-name="ro1">
          <table:table-cell office:value-type="string">
            <text:p>I cl</text:p>
          </table:table-cell>
          <table:table-cell table:formula="oooc:=[.D3]-[.C3]" office:value-type="float" office:value="10">
            <text:p>10</text:p>
          </table:table-cell>
          <table:table-cell table:formula="oooc:=[.A71]" office:value-type="float" office:value="6">
            <text:p>6</text:p>
          </table:table-cell>
          <table:table-cell table:style-name="Default" table:formula="oooc:=[.B71]" office:value-type="float" office:value="16">
            <text:p>16</text:p>
          </table:table-cell>
          <table:table-cell table:style-name="ce3" table:formula="oooc:=[.C3]/[.D3]" office:value-type="percentage" office:value="0.375">
            <text:p>37.5%</text:p>
          </table:table-cell>
        </table:table-row>
        <table:table-row table:style-name="ro1">
          <table:table-cell office:value-type="string">
            <text:p>II cl</text:p>
          </table:table-cell>
          <table:table-cell table:formula="oooc:=[.D4]-[.C4]" office:value-type="float" office:value="24">
            <text:p>24</text:p>
          </table:table-cell>
          <table:table-cell table:formula="oooc:=[.A110]" office:value-type="float" office:value="13">
            <text:p>13</text:p>
          </table:table-cell>
          <table:table-cell table:style-name="Default" table:formula="oooc:=[.B110]" office:value-type="float" office:value="37">
            <text:p>37</text:p>
          </table:table-cell>
          <table:table-cell table:style-name="ce3" table:formula="oooc:=[.C4]/[.D4]" office:value-type="percentage" office:value="0.351351351351351">
            <text:p>35.1%</text:p>
          </table:table-cell>
        </table:table-row>
        <table:table-row table:style-name="ro1">
          <table:table-cell office:value-type="string">
            <text:p>III cl</text:p>
          </table:table-cell>
          <table:table-cell table:formula="oooc:=[.D5]-[.C5]" office:value-type="float" office:value="142">
            <text:p>142</text:p>
          </table:table-cell>
          <table:table-cell table:formula="oooc:=[.A292]" office:value-type="float" office:value="38">
            <text:p>38</text:p>
          </table:table-cell>
          <table:table-cell table:style-name="Default" table:formula="oooc:=[.B292]" office:value-type="float" office:value="180">
            <text:p>180</text:p>
          </table:table-cell>
          <table:table-cell table:style-name="ce3" table:formula="oooc:=[.C5]/[.D5]" office:value-type="percentage" office:value="0.211111111111111">
            <text:p>21.1%</text:p>
          </table:table-cell>
        </table:table-row>
        <table:table-row table:style-name="ro1">
          <table:table-cell office:value-type="string">
            <text:p>Cm</text:p>
          </table:table-cell>
          <table:table-cell table:formula="oooc:=[.D6]-[.C6]" office:value-type="float" office:value="34">
            <text:p>34</text:p>
          </table:table-cell>
          <table:table-cell table:formula="oooc:=[.A53]" office:value-type="float" office:value="10">
            <text:p>10</text:p>
          </table:table-cell>
          <table:table-cell table:style-name="Default" table:formula="oooc:=[.B53]" office:value-type="float" office:value="44">
            <text:p>44</text:p>
          </table:table-cell>
          <table:table-cell table:style-name="ce3" table:formula="oooc:=[.C6]/[.D6]" office:value-type="percentage" office:value="0.227272727272727">
            <text:p>22.7%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>
            <text:p>Month</text:p>
          </table:table-cell>
          <table:table-cell office:value-type="string">
            <text:p>Day</text:p>
          </table:table-cell>
          <table:table-cell table:style-name="Default" office:value-type="string">
            <text:p>Class</text:p>
          </table:table-cell>
          <table:table-cell office:value-type="string">
            <text:p>Name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m.</text:p>
          </table:table-cell>
          <table:table-cell office:value-type="string">
            <text:p>St. Telesphorus, P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Cm.</text:p>
          </table:table-cell>
          <table:table-cell office:value-type="string">
            <text:p>St. Prisca, V., M., Cm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Cm.</text:p>
          </table:table-cell>
          <table:table-cell office:value-type="string">
            <text:p>SS. Marius, Martha, Audifax and Abachum, Mm., Cm. </text:p>
            <text:p>— St. Canute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m.</text:p>
          </table:table-cell>
          <table:table-cell office:value-type="string">
            <text:p>St. Blaise, B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Cm.</text:p>
          </table:table-cell>
          <table:table-cell office:value-type="string">
            <text:p>St. Valentine, Pr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Cm.</text:p>
          </table:table-cell>
          <table:table-cell office:value-type="string">
            <text:p>SS. Faustinus and Jovita, M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Cm.</text:p>
          </table:table-cell>
          <table:table-cell office:value-type="string">
            <text:p>St. Simeon, B., 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Cm.</text:p>
          </table:table-cell>
          <table:table-cell office:value-type="string">
            <text:p>St. Anicetus, P., 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Cm.</text:p>
          </table:table-cell>
          <table:table-cell office:value-type="string">
            <text:p>St. George, M., Cm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m.</text:p>
          </table:table-cell>
          <table:table-cell office:value-type="string">
            <text:p>SS. Alexander, P., M., Eventius and theodulus, Mm., and </text:p>
            <text:p>Juvenal, B., Conf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Cm.</text:p>
          </table:table-cell>
          <table:table-cell office:value-type="string">
            <text:p>St. Boniface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Cm.</text:p>
          </table:table-cell>
          <table:table-cell office:value-type="string">
            <text:p>St. Felix I, P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m.</text:p>
          </table:table-cell>
          <table:table-cell office:value-type="string">
            <text:p>SS. Marcellinus and Peter, Mm., and Erasmus, B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Cm.</text:p>
          </table:table-cell>
          <table:table-cell office:value-type="string">
            <text:p>SS. Primus and Felician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m.</text:p>
          </table:table-cell>
          <table:table-cell office:value-type="string">
            <text:p>SS. Vitus, Modestus, Crescentia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Cm.</text:p>
          </table:table-cell>
          <table:table-cell office:value-type="string">
            <text:p>St. Silveri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Cm.</text:p>
          </table:table-cell>
          <table:table-cell office:value-type="string">
            <text:p>St. P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Cm.</text:p>
          </table:table-cell>
          <table:table-cell office:value-type="string">
            <text:p>Our Lady of Mt. Carmel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Cm.</text:p>
          </table:table-cell>
          <table:table-cell office:value-type="string">
            <text:p>St. Alexius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Cm.</text:p>
          </table:table-cell>
          <table:table-cell office:value-type="string">
            <text:p>St. Christina, V., 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Cm.</text:p>
          </table:table-cell>
          <table:table-cell office:value-type="string">
            <text:p>St. Pantaleon, 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Cm.</text:p>
          </table:table-cell>
          <table:table-cell office:value-type="string">
            <text:p>SS. Abdon and Sennen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m.</text:p>
          </table:table-cell>
          <table:table-cell office:value-type="string">
            <text:p>Holy Machabee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Cm.</text:p>
          </table:table-cell>
          <table:table-cell office:value-type="string">
            <text:p>SS. Tiburtius and Susanna, V.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Cm.</text:p>
          </table:table-cell>
          <table:table-cell office:value-type="string">
            <text:p>SS. Hippolytus and Cassian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Cm.</text:p>
          </table:table-cell>
          <table:table-cell office:value-type="string">
            <text:p>St. Agapit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Cm.</text:p>
          </table:table-cell>
          <table:table-cell office:value-type="string">
            <text:p>St. Zephyrinus, P., M.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Cm.</text:p>
          </table:table-cell>
          <table:table-cell office:value-type="string">
            <text:p>St. Giles, Ab., Cm. — The Twelve Holy Brothers, Mm., Cm.</text:p>
          </table:table-cell>
        </table:table-row>
        <table:table-row table:style-name="ro1">
          <table:table-cell/>
          <table:table-cell table:number-columns-repeated="2" office:value-type="float" office:value="9">
            <text:p>9</text:p>
          </table:table-cell>
          <table:table-cell office:value-type="string">
            <text:p>Cm.</text:p>
          </table:table-cell>
          <table:table-cell office:value-type="string">
            <text:p>St. Gorgonius, M.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Cm.</text:p>
          </table:table-cell>
          <table:table-cell office:value-type="string">
            <text:p>SS. Portus and Hyacinth, Mm.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Cm.</text:p>
          </table:table-cell>
          <table:table-cell office:value-type="string">
            <text:p>The Imprinting of the Stigmata of St. Francis, Conf.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Cm.</text:p>
          </table:table-cell>
          <table:table-cell office:value-type="string">
            <text:p>St. Eustace and His Companions, Mm.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Cm.</text:p>
          </table:table-cell>
          <table:table-cell office:value-type="string">
            <text:p>Our Lady of Ransom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Cm.</text:p>
          </table:table-cell>
          <table:table-cell office:value-type="string">
            <text:p>SS. Cyprian and Justina, V., Mm., Cm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Cm.</text:p>
          </table:table-cell>
          <table:table-cell office:value-type="string">
            <text:p>St. Remigius, B., Conf., Cm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Cm.</text:p>
          </table:table-cell>
          <table:table-cell office:value-type="string">
            <text:p>St. Placidus and His Companions, Mm., Cm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Cm.</text:p>
          </table:table-cell>
          <table:table-cell office:value-type="string">
            <text:p>St. Hilarion, Ab., Cm. — St. Ursula and Companions, Vv., Mm., Cm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Cm.</text:p>
          </table:table-cell>
          <table:table-cell office:value-type="string">
            <text:p>SS. Chrysanthus and Daria, Mm., Cm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Cm.</text:p>
          </table:table-cell>
          <table:table-cell office:value-type="string">
            <text:p>St. Evaristus, P., M., Cm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Cm.</text:p>
          </table:table-cell>
          <table:table-cell office:value-type="string">
            <text:p>The Four Holy Crowned Martyrs, Cm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Cm.</text:p>
          </table:table-cell>
          <table:table-cell office:value-type="string">
            <text:p>St. Didacus, Conf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string">
            <text:p>Cm.</text:p>
          </table:table-cell>
          <table:table-cell office:value-type="string">
            <text:p>St. Saturninus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Cm.</text:p>
          </table:table-cell>
          <table:table-cell office:value-type="string">
            <text:p>St. Sabbas, Ab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Cm.</text:p>
          </table:table-cell>
          <table:table-cell office:value-type="string">
            <text:p>St. Melchiades, P., M., Cm.</text:p>
          </table:table-cell>
        </table:table-row>
        <table:table-row table:style-name="ro1">
          <table:table-cell table:formula="oooc:=COUNT([.A9:.A52])" office:value-type="float" office:value="10">
            <text:p>10</text:p>
          </table:table-cell>
          <table:table-cell table:formula="oooc:=COUNT([.B9:.B52])"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Octave Day of Christmas, 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I cl.</text:p>
          </table:table-cell>
          <table:table-cell office:value-type="string">
            <text:p>The Epiphany of Our Lord, I cl.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I cl.</text:p>
          </table:table-cell>
          <table:table-cell office:value-type="string">
            <text:p>St. Joseph, Spouse of the B.V.M., Conf., </text:p>
            <text:p>and Patron of the Universal Church, 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I cl.</text:p>
          </table:table-cell>
          <table:table-cell office:value-type="string">
            <text:p>Annunciation of the B.V.M., 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 the Workman, Spouse of the B.V.M., Conf.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I cl.</text:p>
          </table:table-cell>
          <table:table-cell office:value-type="string">
            <text:p>Nativity of St. John the Baptist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I cl.</text:p>
          </table:table-cell>
          <table:table-cell office:value-type="string">
            <text:p>SS. Peter and Paul, Apostles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Most Precious Blood of Our Lord Jesus Christ, 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I cl.</text:p>
          </table:table-cell>
          <table:table-cell office:value-type="string">
            <text:p>The Assumption of the B.V.M., 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I cl.</text:p>
          </table:table-cell>
          <table:table-cell office:value-type="string">
            <text:p>Dedication of St. Michael the Archangel., 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string">
            <text:p>I cl.</text:p>
          </table:table-cell>
          <table:table-cell office:value-type="string">
            <text:p>Last Sunday of Oct. - Feast of Our Lord Jesus Christ the King, 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aints, 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 cl.</text:p>
          </table:table-cell>
          <table:table-cell office:value-type="string">
            <text:p>All Souls’ Day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I cl.</text:p>
          </table:table-cell>
          <table:table-cell office:value-type="string">
            <text:p>Immaculate Conception of the B.V.M., 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I cl.</text:p>
          </table:table-cell>
          <table:table-cell office:value-type="string">
            <text:p>Vigil of Christmas, 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I cl.</text:p>
          </table:table-cell>
          <table:table-cell office:value-type="string">
            <text:p>Christmas Day, I cl. — St. Anastasia, M., Cm. (In second Mass)</text:p>
          </table:table-cell>
        </table:table-row>
        <table:table-row table:style-name="ro1">
          <table:table-cell table:formula="oooc:=COUNT([.A55:.A70])" office:value-type="float" office:value="6">
            <text:p>6</text:p>
          </table:table-cell>
          <table:table-cell table:formula="oooc:=COUNT([.B55:.B70])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II cl.</text:p>
          </table:table-cell>
          <table:table-cell office:value-type="string">
            <text:p>St. Hyginus, P., M.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II cl.</text:p>
          </table:table-cell>
          <table:table-cell office:value-type="string">
            <text:p>The Commem. of the Baptism of Our Lord Jesus Christ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string">
            <text:p>II cl.</text:p>
          </table:table-cell>
          <table:table-cell office:value-type="string">
            <text:p>The Holy Name of Jesus, II cl. (Sunday between the Octave day of Christmas and Epiphany, or Jan. 2, if no Sunday occurs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Purification of the B.V.M., 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II cl.</text:p>
          </table:table-cell>
          <table:table-cell office:value-type="string">
            <text:p>The Chair of St. Peter the Apostle, II cl. — St. Paul, Ap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II cl.</text:p>
          </table:table-cell>
          <table:table-cell office:value-type="string">
            <text:p>*St. Matthias, Ap., 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II cl.</text:p>
          </table:table-cell>
          <table:table-cell office:value-type="string">
            <text:p>St. Mark, Evang., Greater Litanies., 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II cl.</text:p>
          </table:table-cell>
          <table:table-cell office:value-type="string">
            <text:p>SS. Philip and James, Apostles, 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II cl.</text:p>
          </table:table-cell>
          <table:table-cell office:value-type="string">
            <text:p>B.V.M., Queen, II cl. — St. Petronilla, V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II cl.</text:p>
          </table:table-cell>
          <table:table-cell office:value-type="string">
            <text:p>Vigil of Nativity of St. John the Baptist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II cl.</text:p>
          </table:table-cell>
          <table:table-cell office:value-type="string">
            <text:p>Vigil of SS. Peter and Paul, Aps., 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sitation of the B.V.M., II cl. </text:p>
            <text:p>— SS. Processus and Martinianus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II cl.</text:p>
          </table:table-cell>
          <table:table-cell office:value-type="string">
            <text:p>St. James, Ap., 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II cl.</text:p>
          </table:table-cell>
          <table:table-cell office:value-type="string">
            <text:p>St. Anne, Mother of the B.V.M., 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II cl.</text:p>
          </table:table-cell>
          <table:table-cell office:value-type="string">
            <text:p>Transfiguration of Our Lord Jesus Christ, II cl. </text:p>
            <text:p>— SS. Sixtus II, P., Felicissimus and Agapi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II cl.</text:p>
          </table:table-cell>
          <table:table-cell office:value-type="string">
            <text:p>St. Lawrence, M., 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II cl.</text:p>
          </table:table-cell>
          <table:table-cell office:value-type="string">
            <text:p>Vigil of the Assumption of the B.V.M., II cl.</text:p>
            <text:p>— St. Eusebius, Conf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II cl.</text:p>
          </table:table-cell>
          <table:table-cell office:value-type="string">
            <text:p>St. Joachim, Conf., Father of B.V.M., 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II cl.</text:p>
          </table:table-cell>
          <table:table-cell office:value-type="string">
            <text:p>Immaculate Heart of the B.V.M., II cl. </text:p>
            <text:p>— SS. Timothy, Hippolytus and Symphorian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II cl.</text:p>
          </table:table-cell>
          <table:table-cell office:value-type="string">
            <text:p>St. Bartholomew, Ap., I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II cl.</text:p>
          </table:table-cell>
          <table:table-cell office:value-type="string">
            <text:p>Nativity of the B.V.M., II cl. — St. Adrian, M.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II cl.</text:p>
          </table:table-cell>
          <table:table-cell office:value-type="string">
            <text:p>Exaltation of the Holy Cross, I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II cl.</text:p>
          </table:table-cell>
          <table:table-cell office:value-type="string">
            <text:p>The Seven Sorrows of the B.V.M., II cl. — St. Nicomedes, M.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II cl.</text:p>
          </table:table-cell>
          <table:table-cell office:value-type="string">
            <text:p>St. Matthew, Ap., Evang., 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II cl.</text:p>
          </table:table-cell>
          <table:table-cell office:value-type="string">
            <text:p>Blessed Virgin Mary of the Rosary. II cl.— St. Mark, P., Conf., Cm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II cl.</text:p>
          </table:table-cell>
          <table:table-cell office:value-type="string">
            <text:p>The Motherhood of the B.V.M., 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II cl.</text:p>
          </table:table-cell>
          <table:table-cell office:value-type="string">
            <text:p>St. Luke, Evang., 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II cl.</text:p>
          </table:table-cell>
          <table:table-cell office:value-type="string">
            <text:p>SS. Simon and Jude, Apostles., II cl.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II cl.</text:p>
          </table:table-cell>
          <table:table-cell office:value-type="string">
            <text:p>Dedication of the Basilica of Our Savior. II cl. </text:p>
            <text:p>— St. Theodore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II cl.</text:p>
          </table:table-cell>
          <table:table-cell office:value-type="string">
            <text:p>St. Andrew, Ap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II cl.</text:p>
          </table:table-cell>
          <table:table-cell office:value-type="string">
            <text:p>St. Thomas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II cl.</text:p>
          </table:table-cell>
          <table:table-cell office:value-type="string">
            <text:p>2nd Day in Oct. of Christmas: St. Stephen, First Martyr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II cl.</text:p>
          </table:table-cell>
          <table:table-cell office:value-type="string">
            <text:p>3rd Day in Oct. of Christmas: St. John, Ap., Evang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string">
            <text:p>II cl.</text:p>
          </table:table-cell>
          <table:table-cell office:value-type="string">
            <text:p>4th Day in Oct. of Christmas: The Holy Innocents, Mm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II cl.</text:p>
          </table:table-cell>
          <table:table-cell office:value-type="string">
            <text:p>5th Day in Oct. of Christmas, II cl. — St. Thomas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string">
            <text:p>II cl.</text:p>
          </table:table-cell>
          <table:table-cell office:value-type="string">
            <text:p>6th Day in Oct. of Christmas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II cl.</text:p>
          </table:table-cell>
          <table:table-cell office:value-type="string">
            <text:p>7th Day in Oct. of Christmas, II cl.— St. Sylvester, P., Conf., Cm.</text:p>
          </table:table-cell>
        </table:table-row>
        <table:table-row table:style-name="ro1">
          <table:table-cell table:formula="oooc:=COUNT([.A73:.A109])" office:value-type="float" office:value="13">
            <text:p>13</text:p>
          </table:table-cell>
          <table:table-cell table:formula="oooc:=COUNT([.B73:.B109])" office:value-type="float" office:value="37">
            <text:p>3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III cl.</text:p>
          </table:table-cell>
          <table:table-cell office:value-type="string">
            <text:p>St. Hilary, B. Conf. Doct., III cl. — St. Felix, Pr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III cl.</text:p>
          </table:table-cell>
          <table:table-cell office:value-type="string">
            <text:p>St. Paul, First Hermit, Conf., III cl. — St. Maurus, Ab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III cl.</text:p>
          </table:table-cell>
          <table:table-cell office:value-type="string">
            <text:p>St. Marcellus, P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III cl.</text:p>
          </table:table-cell>
          <table:table-cell office:value-type="string">
            <text:p>St. Anthony, Ab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III cl.</text:p>
          </table:table-cell>
          <table:table-cell office:value-type="string">
            <text:p>SS. Fabian, P., and Sebastian, M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III cl.</text:p>
          </table:table-cell>
          <table:table-cell office:value-type="string">
            <text:p>St. Agnes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III cl.</text:p>
          </table:table-cell>
          <table:table-cell office:value-type="string">
            <text:p>SS. Vincent and Anastasius, Mm., III cl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III cl.</text:p>
          </table:table-cell>
          <table:table-cell office:value-type="string">
            <text:p>St. Raymond of Pennafort, Conf., III cl. </text:p>
            <text:p>— St. Emerentiana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III cl.</text:p>
          </table:table-cell>
          <table:table-cell office:value-type="string">
            <text:p>St. Timothy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III cl.</text:p>
          </table:table-cell>
          <table:table-cell office:value-type="string">
            <text:p>The Conversion of St. Paul., III cl. — St. Peter, Ap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III cl.</text:p>
          </table:table-cell>
          <table:table-cell office:value-type="string">
            <text:p>St. Polycarp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II cl.</text:p>
          </table:table-cell>
          <table:table-cell office:value-type="string">
            <text:p>St. John Chrysostom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III cl.</text:p>
          </table:table-cell>
          <table:table-cell office:value-type="string">
            <text:p>St. Peter Nolasco, Conf., III cl. — St. Agnes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III cl.</text:p>
          </table:table-cell>
          <table:table-cell office:value-type="string">
            <text:p>St. Francis de Sales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III cl.</text:p>
          </table:table-cell>
          <table:table-cell office:value-type="string">
            <text:p>St. Martina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III cl.</text:p>
          </table:table-cell>
          <table:table-cell office:value-type="string">
            <text:p>St. John Bosc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II cl.</text:p>
          </table:table-cell>
          <table:table-cell office:value-type="string">
            <text:p>St. Ignat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III cl.</text:p>
          </table:table-cell>
          <table:table-cell office:value-type="string">
            <text:p>St. Andrew Corsini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III cl.</text:p>
          </table:table-cell>
          <table:table-cell office:value-type="string">
            <text:p>St. Agatha, V., M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III cl.</text:p>
          </table:table-cell>
          <table:table-cell office:value-type="string">
            <text:p>St. Titus, B., Conf., III cl. — St. Dorothy V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III cl.</text:p>
          </table:table-cell>
          <table:table-cell office:value-type="string">
            <text:p>St. Romuald, Ab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III cl.</text:p>
          </table:table-cell>
          <table:table-cell office:value-type="string">
            <text:p>St. John of Matha, Conf., III cl.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III cl.</text:p>
          </table:table-cell>
          <table:table-cell office:value-type="string">
            <text:p>St. Ciril of Alexandria, B., Conf., Doct., III cl. </text:p>
            <text:p>— St. Apostolina, V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III cl.</text:p>
          </table:table-cell>
          <table:table-cell office:value-type="string">
            <text:p>St. Scholastica, V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III cl.</text:p>
          </table:table-cell>
          <table:table-cell office:value-type="string">
            <text:p>Apparition of the B.V.M. Immaculate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III cl.</text:p>
          </table:table-cell>
          <table:table-cell office:value-type="string">
            <text:p>The Seven Founders of the Servite Order, Confs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III cl.</text:p>
          </table:table-cell>
          <table:table-cell office:value-type="string">
            <text:p>St. Peter Damian, B., Conf., Doct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II cl.</text:p>
          </table:table-cell>
          <table:table-cell office:value-type="string">
            <text:p>St. Gabriel of Our Lady of Sorrows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III cl.</text:p>
          </table:table-cell>
          <table:table-cell office:value-type="string">
            <text:p>St. Casimir, Conf., III cl. — St. Lucius I, P., M., Cm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III cl.</text:p>
          </table:table-cell>
          <table:table-cell office:value-type="string">
            <text:p>SS. Perpetua and Felicitas, Mm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III cl.</text:p>
          </table:table-cell>
          <table:table-cell office:value-type="string">
            <text:p>St. Thomas Aquinas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III cl.</text:p>
          </table:table-cell>
          <table:table-cell office:value-type="string">
            <text:p>St. John of God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III cl.</text:p>
          </table:table-cell>
          <table:table-cell office:value-type="string">
            <text:p>St. Frances of Rome, W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III cl.</text:p>
          </table:table-cell>
          <table:table-cell office:value-type="string">
            <text:p>The Forty Holy Martyrs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III cl.</text:p>
          </table:table-cell>
          <table:table-cell office:value-type="string">
            <text:p>St. Gregory I, the Great, P.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III cl.</text:p>
          </table:table-cell>
          <table:table-cell office:value-type="string">
            <text:p>St. Patrick, B.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III cl.</text:p>
          </table:table-cell>
          <table:table-cell office:value-type="string">
            <text:p>St. Cyril of Jerusalem, B.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III cl.</text:p>
          </table:table-cell>
          <table:table-cell office:value-type="string">
            <text:p>St. Benedict, Ab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III cl.</text:p>
          </table:table-cell>
          <table:table-cell office:value-type="string">
            <text:p>St. Gabriel the Archangel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II cl.</text:p>
          </table:table-cell>
          <table:table-cell office:value-type="string">
            <text:p>St. John Damascene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III cl.</text:p>
          </table:table-cell>
          <table:table-cell office:value-type="string">
            <text:p>St. John Capistran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III cl.</text:p>
          </table:table-cell>
          <table:table-cell office:value-type="string">
            <text:p>St. Francis of Paula, Conf., III cl.</text:p>
          </table:table-cell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string">
            <text:p>III cl.</text:p>
          </table:table-cell>
          <table:table-cell office:value-type="string">
            <text:p>St. Isidore, B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III cl.</text:p>
          </table:table-cell>
          <table:table-cell office:value-type="string">
            <text:p>St. Vincent Ferrer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III cl.</text:p>
          </table:table-cell>
          <table:table-cell office:value-type="string">
            <text:p>St. Leo I, P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III cl.</text:p>
          </table:table-cell>
          <table:table-cell office:value-type="string">
            <text:p>St. Hermenegild, M., III cl.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III cl.</text:p>
          </table:table-cell>
          <table:table-cell office:value-type="string">
            <text:p>St. Justin, M., III cl. </text:p>
            <text:p>— SS. Tiburtius, Valerian and Maximus, M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III cl.</text:p>
          </table:table-cell>
          <table:table-cell office:value-type="string">
            <text:p>St. Anselm, B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III cl.</text:p>
          </table:table-cell>
          <table:table-cell office:value-type="string">
            <text:p>SS. Soter and Caius, Pp., M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III cl.</text:p>
          </table:table-cell>
          <table:table-cell office:value-type="string">
            <text:p>St. Fidelis of Sigmaringen, 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III cl.</text:p>
          </table:table-cell>
          <table:table-cell office:value-type="string">
            <text:p>SS. Cletus and Marcellinus, Pp., M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III cl.</text:p>
          </table:table-cell>
          <table:table-cell office:value-type="string">
            <text:p>St. Peter Canisius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III cl.</text:p>
          </table:table-cell>
          <table:table-cell office:value-type="string">
            <text:p>St. Paul of the Cross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III cl.</text:p>
          </table:table-cell>
          <table:table-cell office:value-type="string">
            <text:p>St. Peter, 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III cl.</text:p>
          </table:table-cell>
          <table:table-cell office:value-type="string">
            <text:p>St. Catharine of Siena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III cl.</text:p>
          </table:table-cell>
          <table:table-cell office:value-type="string">
            <text:p>St. Athanasius, B., Conf., Doct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III cl.</text:p>
          </table:table-cell>
          <table:table-cell office:value-type="string">
            <text:p>St. Monica, W., III cl.</text:p>
          </table:table-cell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string">
            <text:p>III cl.</text:p>
          </table:table-cell>
          <table:table-cell office:value-type="string">
            <text:p>St. Pius V., P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III cl.</text:p>
          </table:table-cell>
          <table:table-cell office:value-type="string">
            <text:p>St. Stanislaus, B.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III cl.</text:p>
          </table:table-cell>
          <table:table-cell office:value-type="string">
            <text:p>St. Gregory Nazianzen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III cl.</text:p>
          </table:table-cell>
          <table:table-cell office:value-type="string">
            <text:p>St. Antoninus, B., Conf., III cl. </text:p>
            <text:p>— SS. Gordian and Epimachus, M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III cl.</text:p>
          </table:table-cell>
          <table:table-cell office:value-type="string">
            <text:p>SS. Nereus, Achilleus, Domitilla and Pancras, M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III cl.</text:p>
          </table:table-cell>
          <table:table-cell office:value-type="string">
            <text:p>St. Robert Bellarmine, B., Conf., Doct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III cl.</text:p>
          </table:table-cell>
          <table:table-cell office:value-type="string">
            <text:p>St. John Baptist de la Salle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III cl.</text:p>
          </table:table-cell>
          <table:table-cell office:value-type="string">
            <text:p>St. Ubaldus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III cl.</text:p>
          </table:table-cell>
          <table:table-cell office:value-type="string">
            <text:p>St. Paschal Baylon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III cl.</text:p>
          </table:table-cell>
          <table:table-cell office:value-type="string">
            <text:p>St. Venantius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III cl.</text:p>
          </table:table-cell>
          <table:table-cell office:value-type="string">
            <text:p>St. Peter Celestine, P., Conf., III cl. — St. Pudentiana, V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III cl.</text:p>
          </table:table-cell>
          <table:table-cell office:value-type="string">
            <text:p>St. Bernardine of Siena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III cl.</text:p>
          </table:table-cell>
          <table:table-cell office:value-type="string">
            <text:p>St. Gregory VII, P., Conf., III cl. — St. Urba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III cl.</text:p>
          </table:table-cell>
          <table:table-cell office:value-type="string">
            <text:p>St. Philip Neri, Conf., III cl. — St. Eleutherius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III cl.</text:p>
          </table:table-cell>
          <table:table-cell office:value-type="string">
            <text:p>St. Bede the Venerable, Conf., Doct., III cl. — St. Joh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III cl.</text:p>
          </table:table-cell>
          <table:table-cell office:value-type="string">
            <text:p>St. Augustine of Canterbury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III cl.</text:p>
          </table:table-cell>
          <table:table-cell office:value-type="string">
            <text:p>St. Mary Magdalen of Pazzi, V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II cl.</text:p>
          </table:table-cell>
          <table:table-cell office:value-type="string">
            <text:p>St. Angela Merici, V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III cl.</text:p>
          </table:table-cell>
          <table:table-cell office:value-type="string">
            <text:p>St. Francis Caracciolo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III cl.</text:p>
          </table:table-cell>
          <table:table-cell office:value-type="string">
            <text:p>St. Boniface, B., M., III cl.</text:p>
          </table:table-cell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string">
            <text:p>III cl.</text:p>
          </table:table-cell>
          <table:table-cell office:value-type="string">
            <text:p>St. Norbert, B., 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III cl.</text:p>
          </table:table-cell>
          <table:table-cell office:value-type="string">
            <text:p>St. Margaret, Queen of Scotland, W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III cl.</text:p>
          </table:table-cell>
          <table:table-cell office:value-type="string">
            <text:p>St. Barnabas, Ap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III cl.</text:p>
          </table:table-cell>
          <table:table-cell office:value-type="string">
            <text:p>St. John of St. Facundus, Conf., III cl. </text:p>
            <text:p>— SS. Basilides, Cyrinus, Nabor and Nazarius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III cl.</text:p>
          </table:table-cell>
          <table:table-cell office:value-type="string">
            <text:p>St. Anthony of Padua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III cl.</text:p>
          </table:table-cell>
          <table:table-cell office:value-type="string">
            <text:p>St. Basil the Great, B.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III cl.</text:p>
          </table:table-cell>
          <table:table-cell office:value-type="string">
            <text:p>St. Gregory Barbarigo, B., Conf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III cl.</text:p>
          </table:table-cell>
          <table:table-cell office:value-type="string">
            <text:p>St. Ephrem the Syrian, Conf., Doct., III cl.</text:p>
            <text:p>— SS. Mark and Marcellianus, Mm., Cm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III cl.</text:p>
          </table:table-cell>
          <table:table-cell office:value-type="string">
            <text:p>St. Juliana Falconieri, V., III cl..</text:p>
            <text:p>—SS Gervase and Protase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III cl.</text:p>
          </table:table-cell>
          <table:table-cell office:value-type="string">
            <text:p>St. Aloysius Gonzaga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III cl.</text:p>
          </table:table-cell>
          <table:table-cell office:value-type="string">
            <text:p>St. Paulinus, B.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III cl.</text:p>
          </table:table-cell>
          <table:table-cell office:value-type="string">
            <text:p>St. William, Ab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III cl.</text:p>
          </table:table-cell>
          <table:table-cell office:value-type="string">
            <text:p>SS. John and Paul, M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III cl.</text:p>
          </table:table-cell>
          <table:table-cell office:value-type="string">
            <text:p>Commem. of St. Paul, Ap., III cl. — St. Peter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renae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III cl.</text:p>
          </table:table-cell>
          <table:table-cell office:value-type="string">
            <text:p>St. Anthony Mary Saccar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III cl.</text:p>
          </table:table-cell>
          <table:table-cell office:value-type="string">
            <text:p>SS. Cyril and Methodius, Bb.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III cl.</text:p>
          </table:table-cell>
          <table:table-cell office:value-type="string">
            <text:p>St. Elizabeth, Queen of Portug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III cl.</text:p>
          </table:table-cell>
          <table:table-cell office:value-type="string">
            <text:p>Seven Holy Brothers, Mm., and SS. Rufina and </text:p>
            <text:p>Secunda, Vv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III cl.</text:p>
          </table:table-cell>
          <table:table-cell office:value-type="string">
            <text:p>St. John Gualbert, Ab., III cl. — SS. Nabor and Felix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III cl.</text:p>
          </table:table-cell>
          <table:table-cell office:value-type="string">
            <text:p>St. Bonaventu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III cl.</text:p>
          </table:table-cell>
          <table:table-cell office:value-type="string">
            <text:p>St. Henry, Emperor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III cl.</text:p>
          </table:table-cell>
          <table:table-cell office:value-type="string">
            <text:p>St. Camillius of Lellis, Conf., III cl. </text:p>
            <text:p>— St. Symphorosa and Her Seven S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III cl.</text:p>
          </table:table-cell>
          <table:table-cell office:value-type="string">
            <text:p>St. Vincent de Paul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III cl.</text:p>
          </table:table-cell>
          <table:table-cell office:value-type="string">
            <text:p>St. Jerome Emiliani, Conf., III cl. — St. Margaret, V., M., Cm.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III cl.</text:p>
          </table:table-cell>
          <table:table-cell office:value-type="string">
            <text:p>St. Lawrence of Brindisi, Conf., Doct., III cl. </text:p>
            <text:p>— St. Praxedes, V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III cl.</text:p>
          </table:table-cell>
          <table:table-cell office:value-type="string">
            <text:p>St. Mary Magdalene, Penitent., I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III cl.</text:p>
          </table:table-cell>
          <table:table-cell office:value-type="string">
            <text:p>St. Apollinaris, B., M., III cl. — St. Liborius, B., Conf., Cm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III cl.</text:p>
          </table:table-cell>
          <table:table-cell office:value-type="string">
            <text:p>SS. Nazarius and Celsus, M., Victor I, P., M., and </text:p>
            <text:p>Innocent I, P., Conf., III cl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III cl.</text:p>
          </table:table-cell>
          <table:table-cell office:value-type="string">
            <text:p>St. Martha, V., III cl. </text:p>
            <text:p>— SS. Felix, Simplicius, Faustinus and Beatrice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III cl.</text:p>
          </table:table-cell>
          <table:table-cell office:value-type="string">
            <text:p>St. Ignatius of Loyola, Conf., I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II cl.</text:p>
          </table:table-cell>
          <table:table-cell office:value-type="string">
            <text:p>St. Alphonsus Mary de Liguori, B., Conf., Doct., III cl. </text:p>
            <text:p>— St. Stephen I, P.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III cl.</text:p>
          </table:table-cell>
          <table:table-cell office:value-type="string">
            <text:p>St. Dominic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III cl.</text:p>
          </table:table-cell>
          <table:table-cell office:value-type="string">
            <text:p>Dedication of Church of O.L. of Snows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III cl.</text:p>
          </table:table-cell>
          <table:table-cell office:value-type="string">
            <text:p>St. Cajetan, Conf., III cl. — St. Donatus, B., M., Cm.</text:p>
          </table:table-cell>
        </table:table-row>
        <table:table-row table:style-name="ro2">
          <table:table-cell/>
          <table:table-cell table:number-columns-repeated="2" office:value-type="float" office:value="8">
            <text:p>8</text:p>
          </table:table-cell>
          <table:table-cell office:value-type="string">
            <text:p>III cl.</text:p>
          </table:table-cell>
          <table:table-cell office:value-type="string">
            <text:p>St. John Mary Vianney, Conf., III cl. </text:p>
            <text:p>— SS. Cyriacus, Largus, Smaragd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III cl.</text:p>
          </table:table-cell>
          <table:table-cell office:value-type="string">
            <text:p>Vigil of St. Lawrence, M., III cl. — St. Roman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III cl.</text:p>
          </table:table-cell>
          <table:table-cell office:value-type="string">
            <text:p>St. Clare, V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III cl.</text:p>
          </table:table-cell>
          <table:table-cell office:value-type="string">
            <text:p>St. Hyacinth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III cl.</text:p>
          </table:table-cell>
          <table:table-cell office:value-type="string">
            <text:p>St. John Eudes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III cl.</text:p>
          </table:table-cell>
          <table:table-cell office:value-type="string">
            <text:p>St. Bernard, Ab., Doct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III cl.</text:p>
          </table:table-cell>
          <table:table-cell office:value-type="string">
            <text:p>St. Jane Frances Frémiot de Chantal, W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III cl.</text:p>
          </table:table-cell>
          <table:table-cell office:value-type="string">
            <text:p>St. Philip Benizi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III cl.</text:p>
          </table:table-cell>
          <table:table-cell office:value-type="string">
            <text:p>St. Louis, King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III cl.</text:p>
          </table:table-cell>
          <table:table-cell office:value-type="string">
            <text:p>St. Joseph Calasanza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III cl.</text:p>
          </table:table-cell>
          <table:table-cell office:value-type="string">
            <text:p>St. Augustine, B., Conf., Doct., III cl. — St. Hermes, 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III cl.</text:p>
          </table:table-cell>
          <table:table-cell office:value-type="string">
            <text:p>The Beheading of St. John the Baptist, III cl. </text:p>
            <text:p>— St. Sabina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III cl.</text:p>
          </table:table-cell>
          <table:table-cell office:value-type="string">
            <text:p>St. Rose of Lima, V., III cl. — SS. Felix and Adauc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III cl.</text:p>
          </table:table-cell>
          <table:table-cell office:value-type="string">
            <text:p>St. Raymond Nonnatus, Conf., II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II cl.</text:p>
          </table:table-cell>
          <table:table-cell office:value-type="string">
            <text:p>St. Stephen, King, Conf., II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X, P., Conf., II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III cl.</text:p>
          </table:table-cell>
          <table:table-cell office:value-type="string">
            <text:p>St. Lawrence Justinian, B., Conf., II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III cl.</text:p>
          </table:table-cell>
          <table:table-cell office:value-type="string">
            <text:p>St. Nicholas of Tolentine, Conf., II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III cl.</text:p>
          </table:table-cell>
          <table:table-cell office:value-type="string">
            <text:p>The Most Holy Name of Mary, III cl.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III cl.</text:p>
          </table:table-cell>
          <table:table-cell office:value-type="string">
            <text:p>SS. Cornelius, P., and Cyprian, B., Mm. III cl. </text:p>
            <text:p>— SS. Euphemia, V., Lucy and Geminianus, Mm.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III cl.</text:p>
          </table:table-cell>
          <table:table-cell office:value-type="string">
            <text:p>St. Joseph of Cupertino, Conf., II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III cl.</text:p>
          </table:table-cell>
          <table:table-cell office:value-type="string">
            <text:p>St. Januarius, B., and His Companions, Mm., III cl.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III cl.</text:p>
          </table:table-cell>
          <table:table-cell office:value-type="string">
            <text:p>St. Thomas of Villanova, B., Conf. III cl. </text:p>
            <text:p>— St. Maurice and His Companions, Mm.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III cl.</text:p>
          </table:table-cell>
          <table:table-cell office:value-type="string">
            <text:p>St. Linus, P., M., III cl. — St. Thecla, V., M., Cm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III cl.</text:p>
          </table:table-cell>
          <table:table-cell office:value-type="string">
            <text:p>SS. Cosmas and Damian, Mm., II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III cl.</text:p>
          </table:table-cell>
          <table:table-cell office:value-type="string">
            <text:p>St. Wenceslaus, Duke, M., III cl.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III cl.</text:p>
          </table:table-cell>
          <table:table-cell office:value-type="string">
            <text:p>St. Jerome, P., Conf., Doct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III cl.</text:p>
          </table:table-cell>
          <table:table-cell office:value-type="string">
            <text:p>The Holy Guardian Angels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eresa of the Child Jesus, V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III cl.</text:p>
          </table:table-cell>
          <table:table-cell office:value-type="string">
            <text:p>St. Francis of Assisi, Conf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III cl.</text:p>
          </table:table-cell>
          <table:table-cell office:value-type="string">
            <text:p>St. Bruno, Conf., III cl.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III cl.</text:p>
          </table:table-cell>
          <table:table-cell office:value-type="string">
            <text:p>St. Bridget, W., III cl. </text:p>
            <text:p>— SS. Sergius, Bacchus, Marcellus and Apuleius, Mm., Cm.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II cl.</text:p>
          </table:table-cell>
          <table:table-cell office:value-type="string">
            <text:p>St. John Leonard, Conf., III cl. </text:p>
            <text:p>— SS. Dionysius, Rusticus and Eleutherius, Mm., Cm.</text:p>
          </table:table-cell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string">
            <text:p>III cl.</text:p>
          </table:table-cell>
          <table:table-cell office:value-type="string">
            <text:p>St. Francis Borgia, Conf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III cl.</text:p>
          </table:table-cell>
          <table:table-cell office:value-type="string">
            <text:p>St. Edward, King, Conf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III cl.</text:p>
          </table:table-cell>
          <table:table-cell office:value-type="string">
            <text:p>St. Callistus, P., M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III cl.</text:p>
          </table:table-cell>
          <table:table-cell office:value-type="string">
            <text:p>St. Teresa, V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III cl.</text:p>
          </table:table-cell>
          <table:table-cell office:value-type="string">
            <text:p>St. Hedwig, W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III cl.</text:p>
          </table:table-cell>
          <table:table-cell office:value-type="string">
            <text:p>St. Margaret Mary Alacoque, V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III cl.</text:p>
          </table:table-cell>
          <table:table-cell office:value-type="string">
            <text:p>St. Peter of Alcantara, Conf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III cl.</text:p>
          </table:table-cell>
          <table:table-cell office:value-type="string">
            <text:p>St. John Cantius, Conf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III cl.</text:p>
          </table:table-cell>
          <table:table-cell office:value-type="string">
            <text:p>St. Anthony Mary Claret, B., Conf.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III cl.</text:p>
          </table:table-cell>
          <table:table-cell office:value-type="string">
            <text:p>St. Raphael the Archangel, III cl.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III cl.</text:p>
          </table:table-cell>
          <table:table-cell office:value-type="string">
            <text:p>St. Charles Borromeo, B., Conf., III cl.</text:p>
            <text:p>— SS. Vitalis and Agricola, Mm., Cm.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III cl.</text:p>
          </table:table-cell>
          <table:table-cell office:value-type="string">
            <text:p>St. Andrew Avellino, Conf., III cl. </text:p>
            <text:p>— SS. Tryphon, Respicius, Nympha, V., Mm., Cm.</text:p>
          </table:table-cell>
        </table:table-row>
        <table:table-row table:style-name="ro1">
          <table:table-cell/>
          <table:table-cell table:number-columns-repeated="2" office:value-type="float" office:value="11">
            <text:p>11</text:p>
          </table:table-cell>
          <table:table-cell office:value-type="string">
            <text:p>III cl.</text:p>
          </table:table-cell>
          <table:table-cell office:value-type="string">
            <text:p>St. Martin, B., Conf., III cl. — St. Mennas, M., Cm.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III cl.</text:p>
          </table:table-cell>
          <table:table-cell office:value-type="string">
            <text:p>St. Martin, P., M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III cl.</text:p>
          </table:table-cell>
          <table:table-cell office:value-type="string">
            <text:p>St. Josaphat, B., M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III cl.</text:p>
          </table:table-cell>
          <table:table-cell office:value-type="string">
            <text:p>St. Albert the Great, B., Conf., Doct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III cl.</text:p>
          </table:table-cell>
          <table:table-cell office:value-type="string">
            <text:p>St. Gertrude, V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III cl.</text:p>
          </table:table-cell>
          <table:table-cell office:value-type="string">
            <text:p>St. Gregory the Wonder Worker, B., Conf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III cl.</text:p>
          </table:table-cell>
          <table:table-cell office:value-type="string">
            <text:p>Dedication of the Basilicas of SS. Peter and Paul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III cl.</text:p>
          </table:table-cell>
          <table:table-cell office:value-type="string">
            <text:p>St. Elizabeth, W., III cl. — St. Pontianus, P., M., Cm.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III cl.</text:p>
          </table:table-cell>
          <table:table-cell office:value-type="string">
            <text:p>St. Felix of Valois, Conf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III cl.</text:p>
          </table:table-cell>
          <table:table-cell office:value-type="string">
            <text:p>The Presentation of the B.V.M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III cl.</text:p>
          </table:table-cell>
          <table:table-cell office:value-type="string">
            <text:p>St. Cecilia, V., M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III cl.</text:p>
          </table:table-cell>
          <table:table-cell office:value-type="string">
            <text:p>St. Clement, P., M., III cl. — St. Felicitas, M., Cm.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string">
            <text:p>III cl.</text:p>
          </table:table-cell>
          <table:table-cell office:value-type="string">
            <text:p>St. John of the Cross, Conf., Doct., III cl.</text:p>
            <text:p>—St. Chrysogonus, M., Cm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III cl.</text:p>
          </table:table-cell>
          <table:table-cell office:value-type="string">
            <text:p>St. Catharine, V., M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III cl.</text:p>
          </table:table-cell>
          <table:table-cell office:value-type="string">
            <text:p>St. Sylvester, Ab., III cl.—St. Peter of Alexandria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III cl.</text:p>
          </table:table-cell>
          <table:table-cell office:value-type="string">
            <text:p>St. Bibiana, V., M., I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Xavier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III cl.</text:p>
          </table:table-cell>
          <table:table-cell office:value-type="string">
            <text:p>St. Peter Chrysologus, B.,Conf.,Doct., III cl.</text:p>
            <text:p>— St. Barbara, V.,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III cl.</text:p>
          </table:table-cell>
          <table:table-cell office:value-type="string">
            <text:p>St. Nicholas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III cl.</text:p>
          </table:table-cell>
          <table:table-cell office:value-type="string">
            <text:p>St. Ambros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III cl.</text:p>
          </table:table-cell>
          <table:table-cell office:value-type="string">
            <text:p>St. Damasus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III cl.</text:p>
          </table:table-cell>
          <table:table-cell office:value-type="string">
            <text:p>St. Lucy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III cl.</text:p>
          </table:table-cell>
          <table:table-cell office:value-type="string">
            <text:p>St. Eusebius, B., M., III cl.</text:p>
          </table:table-cell>
        </table:table-row>
        <table:table-row table:style-name="ro1">
          <table:table-cell table:formula="oooc:=COUNT([.A112:.A291])" office:value-type="float" office:value="38">
            <text:p>38</text:p>
          </table:table-cell>
          <table:table-cell table:formula="oooc:=COUNT([.B112:.B291])" office:value-type="float" office:value="180">
            <text:p>180</text:p>
          </table:table-cell>
          <table:table-cell/>
          <table:table-cell table:style-name="Default"/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B8:Sheet2.E291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5">07/05/2008</text:date>, <text:time>23:0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vid Siefker</meta:initial-creator>
    <meta:creation-date>2008-05-14T23:08:25</meta:creation-date>
    <dc:creator>David Siefker</dc:creator>
    <dc:date>2008-07-05T23:02:00</dc:date>
    <meta:editing-cycles>21</meta:editing-cycles>
    <meta:editing-duration>P8DT14H19M6S</meta:editing-duration>
    <meta:user-defined meta:name="Info 1"/>
    <meta:user-defined meta:name="Info 2"/>
    <meta:user-defined meta:name="Info 3"/>
    <meta:user-defined meta:name="Info 4"/>
    <meta:document-statistic meta:table-count="3" meta:cell-count="1266"/>
  </office:meta>
</office:document-meta>
</file>